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a5bd" officeooo:paragraph-rsid="000da5bd"/>
    </style:style>
    <style:style style:name="P2" style:family="paragraph" style:parent-style-name="Standard" style:list-style-name="L1">
      <style:text-properties officeooo:rsid="000da5bd" officeooo:paragraph-rsid="000da5bd"/>
    </style:style>
    <style:style style:name="P3" style:family="paragraph" style:parent-style-name="Standard" style:list-style-name="L3">
      <style:text-properties officeooo:rsid="000da5bd" officeooo:paragraph-rsid="000da5bd"/>
    </style:style>
    <style:style style:name="P4" style:family="paragraph" style:parent-style-name="Standard">
      <style:text-properties officeooo:rsid="000da5bd" officeooo:paragraph-rsid="000e4a3d"/>
    </style:style>
    <style:style style:name="P5" style:family="paragraph" style:parent-style-name="Standard">
      <style:text-properties officeooo:paragraph-rsid="000da5bd"/>
    </style:style>
    <style:style style:name="P6" style:family="paragraph" style:parent-style-name="Standard" style:list-style-name="L5">
      <style:text-properties officeooo:rsid="000e4a3d" officeooo:paragraph-rsid="000e4a3d"/>
    </style:style>
    <style:style style:name="P7" style:family="paragraph" style:parent-style-name="Standard" style:list-style-name="L1">
      <style:text-properties officeooo:rsid="0010a0bd" officeooo:paragraph-rsid="0010a0bd"/>
    </style:style>
    <style:style style:name="P8" style:family="paragraph" style:parent-style-name="Text_20_body" style:list-style-name="L1">
      <style:text-properties officeooo:paragraph-rsid="000da5bd"/>
    </style:style>
    <style:style style:name="T1" style:family="text">
      <style:text-properties officeooo:rsid="000da5bd"/>
    </style:style>
    <style:style style:name="T2" style:family="text">
      <style:text-properties officeooo:rsid="000e4a3d"/>
    </style:style>
    <style:style style:name="T3" style:family="text">
      <style:text-properties officeooo:rsid="0010a0bd"/>
    </style:style>
    <style:style style:name="T4" style:family="text">
      <style:text-properties officeooo:rsid="00110abf"/>
    </style:style>
    <style:style style:name="T5" style:family="text">
      <style:text-properties fo:font-weight="bold"/>
    </style:style>
    <style:style style:name="T6" style:family="text">
      <style:text-properties fo:font-weight="bold" officeooo:rsid="000da5b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’alternance de septembre 2023 à février 2024</text:p>
      <text:p text:style-name="P4">Plan <text:span text:style-name="T2">du document</text:span> :</text:p>
      <text:list text:style-name="L5">
        <text:list-item>
          <text:p text:style-name="P6">Plan (1 page)</text:p>
        </text:list-item>
      </text:list>
      <text:list text:style-name="L1">
        <text:list-item>
          <text:p text:style-name="P2">histoire de Pôle Emploi (1 page)</text:p>
        </text:list-item>
        <text:list-item>
          <text:p text:style-name="P2">description administrative PE (1 page)</text:p>
        </text:list-item>
      </text:list>
      <text:p text:style-name="P1"><text:tab/>(découpage en équipe hiérarchique et en équipe fonctionnel <text:span text:style-name="T2">+ photo explicative</text:span>)</text:p>
      <text:list text:continue-numbering="true" text:style-name="L1">
        <text:list-item>
          <text:p text:style-name="P2">description de la mission de l’équipe (1 page)</text:p>
          <text:p text:style-name="P7">(Autocarto → ce que fait l’équipe et dans quel but?)</text:p>
        </text:list-item>
        <text:list-item>
          <text:p text:style-name="P2">description des activités sur les périodes d’entreprise (4-5 pages)</text:p>
          <text:list>
            <text:list-item>
              <text:p text:style-name="P2">Période du 2<text:span text:style-name="T4">5 </text:span>septembre au 0<text:span text:style-name="T4">6</text:span> octobre</text:p>
            </text:list-item>
          </text:list>
          <text:p text:style-name="P8"><text:span text:style-name="T1">découverte des outils et process PE </text:span><text:span text:style-name="T6">+ installation du poste de travail et des outils de développement dessus +</text:span><text:span text:style-name="T1"> présentation de l’entreprise et du site</text:span></text:p>
          <text:list text:continue-numbering="true">
            <text:list-item>
              <text:p text:style-name="P2">Période du 23 octobre au 03 novembre</text:p>
            </text:list-item>
          </text:list>
        </text:list-item>
      </text:list>
      <text:p text:style-name="P5"><text:span text:style-name="T1"><text:tab/></text:span>Prise en main framework pitest et mise en place du pipeline mutant  + création du micro-service administrateur + formation ARIANE</text:p>
      <text:list text:continue-numbering="true" text:style-name="L1">
        <text:list-item>
          <text:list>
            <text:list-item>
              <text:p text:style-name="P2">Période du 2<text:span text:style-name="T4">0 </text:span>novembre au 0<text:span text:style-name="T4">1</text:span> décembre </text:p>
            </text:list-item>
          </text:list>
        </text:list-item>
      </text:list>
      <text:p text:style-name="P5"><text:span text:style-name="T1"><text:tab/></text:span>présentation <text:span text:style-name="T5">avec slides ppt</text:span> <text:span text:style-name="T5">à l’équipe</text:span> du pipeline mutant + <text:span text:style-name="T5">développement de service REST sur le micro-service</text:span> administrateur <text:span text:style-name="T5">(développement java, TU junit, TI serenity, lecture base Neo4j et base à ELK)</text:span></text:p>
      <text:p text:style-name="Text_20_body"><text:line-break/></text:p>
      <text:list text:style-name="L3">
        <text:list-header>
          <text:p text:style-name="P3"/>
        </text:list-header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9:51:06.270333139</meta:creation-date>
    <dc:date>2023-12-22T15:57:39.267979393</dc:date>
    <meta:editing-duration>P1DT6H6M32S</meta:editing-duration>
    <meta:editing-cycles>4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17" meta:word-count="172" meta:character-count="1006" meta:non-whitespace-character-count="854"/>
  </office:meta>
</office:document-meta>
</file>